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6331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.72" calcext:value-type="float">
            <text:p>3.72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47 kWh</text:p>
          </table:table-cell>
          <table:table-cell office:value-type="float" office:value="861.5" calcext:value-type="float">
            <text:p>861.5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9.72" calcext:value-type="float">
            <text:p>9.7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.93" calcext:value-type="float">
            <text:p>8.93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53 kWh</text:p>
          </table:table-cell>
          <table:table-cell office:value-type="float" office:value="903.3" calcext:value-type="float">
            <text:p>903.3</text:p>
          </table:table-cell>
          <table:table-cell office:value-type="string" calcext:value-type="string">
            <text:p>13-12-2017</text:p>
          </table:table-cell>
          <table:table-cell office:value-type="string" calcext:value-type="string">
            <text:p>13-01-2018</text:p>
          </table:table-cell>
          <table:table-cell office:value-type="float" office:value="5.67" calcext:value-type="float">
            <text:p>5.6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77.79" calcext:value-type="float">
            <text:p>-477.79</text:p>
          </table:table-cell>
          <table:table-cell office:value-type="string" calcext:value-type="string">
            <text:p>T-0</text:p>
          </table:table-cell>
          <table:table-cell office:value-type="float" office:value="581.61" calcext:value-type="float">
            <text:p>581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72" calcext:value-type="float">
            <text:p>3.72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9 kWh</text:p>
          </table:table-cell>
          <table:table-cell office:value-type="float" office:value="870.11" calcext:value-type="float">
            <text:p>870.11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3-12-2017</text:p>
          </table:table-cell>
          <table:table-cell office:value-type="float" office:value="4.94" calcext:value-type="float">
            <text:p>4.9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59.57" calcext:value-type="float">
            <text:p>-459.57</text:p>
          </table:table-cell>
          <table:table-cell office:value-type="string" calcext:value-type="string">
            <text:p>T-0</text:p>
          </table:table-cell>
          <table:table-cell office:value-type="float" office:value="503.01" calcext:value-type="float">
            <text:p>503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3.67" calcext:value-type="float">
            <text:p>3.67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52 kWh</text:p>
          </table:table-cell>
          <table:table-cell office:value-type="float" office:value="888.5" calcext:value-type="float">
            <text:p>888.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0.54" calcext:value-type="float">
            <text:p>10.5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68.34" calcext:value-type="float">
            <text:p>1068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3.75" calcext:value-type="float">
            <text:p>3.75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50 kWh</text:p>
          </table:table-cell>
          <table:table-cell office:value-type="float" office:value="870.58" calcext:value-type="float">
            <text:p>870.5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.94" calcext:value-type="float">
            <text:p>4.9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59.82" calcext:value-type="float">
            <text:p>-459.82</text:p>
          </table:table-cell>
          <table:table-cell office:value-type="string" calcext:value-type="string">
            <text:p>T-0</text:p>
          </table:table-cell>
          <table:table-cell office:value-type="float" office:value="502.58" calcext:value-type="float">
            <text:p>502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4.36" calcext:value-type="float">
            <text:p>4.36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9 kWh</text:p>
          </table:table-cell>
          <table:table-cell office:value-type="float" office:value="859.38" calcext:value-type="float">
            <text:p>859.38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88" calcext:value-type="float">
            <text:p>4.88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53.9" calcext:value-type="float">
            <text:p>-453.9</text:p>
          </table:table-cell>
          <table:table-cell office:value-type="string" calcext:value-type="string">
            <text:p>T-0</text:p>
          </table:table-cell>
          <table:table-cell office:value-type="float" office:value="497.51" calcext:value-type="float">
            <text:p>497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.8" calcext:value-type="float">
            <text:p>3.8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4 kWh</text:p>
          </table:table-cell>
          <table:table-cell office:value-type="float" office:value="818.16" calcext:value-type="float">
            <text:p>818.16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68" calcext:value-type="float">
            <text:p>4.68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32.15" calcext:value-type="float">
            <text:p>-432.15</text:p>
          </table:table-cell>
          <table:table-cell office:value-type="string" calcext:value-type="string">
            <text:p>T-0</text:p>
          </table:table-cell>
          <table:table-cell office:value-type="float" office:value="476.94" calcext:value-type="float">
            <text:p>476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3.19" calcext:value-type="float">
            <text:p>3.19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43 kWh</text:p>
          </table:table-cell>
          <table:table-cell office:value-type="float" office:value="807.27" calcext:value-type="float">
            <text:p>807.2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63" calcext:value-type="float">
            <text:p>4.63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26.38" calcext:value-type="float">
            <text:p>-426.38</text:p>
          </table:table-cell>
          <table:table-cell office:value-type="string" calcext:value-type="string">
            <text:p>T-0</text:p>
          </table:table-cell>
          <table:table-cell office:value-type="float" office:value="470.82" calcext:value-type="float">
            <text:p>470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7.04" calcext:value-type="float">
            <text:p>7.04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48 kWh</text:p>
          </table:table-cell>
          <table:table-cell office:value-type="float" office:value="831.64" calcext:value-type="float">
            <text:p>831.64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75" calcext:value-type="float">
            <text:p>4.75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38.8" calcext:value-type="float">
            <text:p>-438.8</text:p>
          </table:table-cell>
          <table:table-cell office:value-type="string" calcext:value-type="string">
            <text:p>T-0</text:p>
          </table:table-cell>
          <table:table-cell office:value-type="float" office:value="486.4" calcext:value-type="float">
            <text:p>486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.06" calcext:value-type="float">
            <text:p>3.06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43 kWh</text:p>
          </table:table-cell>
          <table:table-cell office:value-type="float" office:value="783.33" calcext:value-type="float">
            <text:p>783.3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.52" calcext:value-type="float">
            <text:p>4.52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12.95" calcext:value-type="float">
            <text:p>-412.95</text:p>
          </table:table-cell>
          <table:table-cell office:value-type="string" calcext:value-type="string">
            <text:p>T-0</text:p>
          </table:table-cell>
          <table:table-cell office:value-type="float" office:value="459.41" calcext:value-type="float">
            <text:p>45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3.58" calcext:value-type="float">
            <text:p>3.58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50 kWh</text:p>
          </table:table-cell>
          <table:table-cell office:value-type="float" office:value="831.05" calcext:value-type="float">
            <text:p>831.0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9.36" calcext:value-type="float">
            <text:p>9.3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48.87" calcext:value-type="float">
            <text:p>948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.8" calcext:value-type="float">
            <text:p>2.8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8 kWh</text:p>
          </table:table-cell>
          <table:table-cell office:value-type="float" office:value="813.3" calcext:value-type="float">
            <text:p>813.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65" calcext:value-type="float">
            <text:p>4.6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28.75" calcext:value-type="float">
            <text:p>-428.75</text:p>
          </table:table-cell>
          <table:table-cell office:value-type="string" calcext:value-type="string">
            <text:p>T-0</text:p>
          </table:table-cell>
          <table:table-cell office:value-type="float" office:value="472.78" calcext:value-type="float">
            <text:p>472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8:34:54.582000000</meta:creation-date>
    <dc:date>2018-03-28T08:39:29.536000000</dc:date>
    <meta:editing-duration>PT4M35S</meta:editing-duration>
    <meta:editing-cycles>1</meta:editing-cycles>
    <meta:document-statistic meta:table-count="1" meta:cell-count="172" meta:object-count="0"/>
    <meta:generator>LibreOffice/5.3.4.2$Windows_x86 LibreOffice_project/f82d347ccc0be322489bf7da61d7e4ad13fe2ff3</meta:generator>
  </office:meta>
</office:document-meta>
</file>